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381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neinterrupt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niversal Interrupter Bill of Material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uF 25 V electrolytic polarized radial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 uF 25 V electrolytic polarized radial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 nF <text:s/>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0 nF <text:s/>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 uF 25 V electrolytic polarized radial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01 uF <text:s/>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.7 uF 25 V electrolytic polarized radial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color of your choice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007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5227B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5227B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1mm Male Barrel Jack (PCB Mount) </text:p>
          </table:table-cell>
        </table:table-row>
        <table:table-row table:style-name="ro1">
          <table:table-cell office:value-type="string" calcext:value-type="string">
            <text:p>J2/J3</text:p>
          </table:table-cell>
          <table:table-cell office:value-type="string" calcext:value-type="string">
            <text:p>SPST panel-mount switch soldered with wires through J2/J3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3 pin 2.54 mm spacing header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3 pin 2.54 mm spacing header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11/J12/J13</text:p>
          </table:table-cell>
          <table:table-cell office:value-type="string" calcext:value-type="string">
            <text:p>SPDT panel switch soldered with wires through J11/J12/J13 (J12 pole)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3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USB B PCB mount connector</text:p>
          </table:table-cell>
        </table:table-row>
        <table:table-row table:style-name="ro1">
          <table:table-cell office:value-type="string" calcext:value-type="string">
            <text:p>J17/J18/J19</text:p>
          </table:table-cell>
          <table:table-cell office:value-type="string" calcext:value-type="string">
            <text:p>SPDT panel switch soldered with wires through J17/J18/J19 (J18 pole)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2 by 3 pin 2.54 mm spacing header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IFE97 Industrial Fiber Optic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.8k <text:s/>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 <text:s/>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.2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M <text:s/>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 <text:s/>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68R ¼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68R ¼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k 17 mm <text:s/>PCB mount linear taper potentiometer</text:p>
          </table:table-cell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7809 TO-220 9 volt voltage regulator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E555 DIP-8 package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E555 DIP-8 packag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39 DIP-14 package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TTINY85-20PU DIP-14 pack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22:34:42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22:35:04.286000000</dc:date>
    <meta:editing-duration>PT1H10M30S</meta:editing-duration>
    <meta:editing-cycles>4</meta:editing-cycles>
    <meta:generator>LibreOffice/5.4.0.3$Windows_x86 LibreOffice_project/7556cbc6811c9d992f4064ab9287069087d7f62c</meta:generator>
    <meta:document-statistic meta:table-count="1" meta:cell-count="155" meta:object-count="0"/>
  </office:meta>
</office:document-meta>
</file>